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color="#000000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4 )</text:p>
      <text:p text:style-name="P1"/>
      <text:h text:style-name="Heading_20_1" text:outline-level="1">8. Słowniczek pojęć.</text:h>
      <text:p text:style-name="wypunktowanie"><text:span text:style-name="T2">Makefile</text:span> – to plik skryptu kompilacji dla programu make (autotools).</text:p>
      <text:p text:style-name="wypunktowanie"><text:span text:style-name="T2">Node</text:span> – <text:span text:style-name="T2">Gałąź</text:span> – Tutaj odbiorca lub nadawca połączenia SIP.</text:p>
      <text:p text:style-name="wypunktowanie"><text:span text:style-name="T2">RSS</text:span> – Resident Set Size – część (porcja) pamięci procesu, która rezyduje w pamięci RAM (POSIX).</text:p>
      <text:p text:style-name="wypunktowanie"><text:span text:style-name="T2">SIGSEGV</text:span> – sygnał systemów POSIX (tutaj systemu Linux), mający zazwyczaj kod 11: oznaczający błąd segmentacji.</text:p>
      <text:p text:style-name="wypunktowanie"><text:span text:style-name="T2">STL</text:span> – Standard Template Library – czyli standardowa biblioteka szablonów C++ dostarczana z kompilatorem, jest częścią standardu C++.</text:p>
      <text:p text:style-name="wypunktowanie"><text:span text:style-name="T2">IDE</text:span> – Zintegrowane środowisko developerskie</text:p>
      <text:p text:style-name="wypunktowanie"><text:span text:style-name="T2">WYSIWYG</text:span> – Od Angielskiego „What You See Is What You Get”.</text:p>
      <text:p text:style-name="wypunktowanie"><text:span text:style-name="T2">parser</text:span> – analizator składniowy, czyli program/ narzędzie/ biblioteka mająca na celu dokonanie analizy poprawności gramatycznej danych wejściowych na podstawie określonych reguł i struktur (zazwyczaj konkretnego języka)</text:p>
      <text:p text:style-name="wypunktowanie"><text:span text:style-name="T2">GPL</text:span> – Gnu Public License</text:p>
      <text:p text:style-name="wypunktowanie"><text:span text:style-name="T2">LGPL</text:span> – Limited Gnu Public License</text:p>
      <text:p text:style-name="wypunktowanie"><text:span text:style-name="T2">UNIX</text:span> – system operacyjny napisany w 1969 roku, stał się wzorem dla twórców innych systemów takich jak np. Linux, BSD czy Mac OSX</text:p>
      <text:p text:style-name="wypunktowanie"><text:span text:style-name="T2">GUI</text:span> – graficzny interfejs użytkownika, oferuje możliwość przedstawienia programu w postaci graficznej (okienkowej)</text:p>
      <text:p text:style-name="wypunktowanie"><text:span text:style-name="T2">portowalność</text:span> – możliwość uruchamiania/ pisania aplikacji jednakowo działających/ kompilowalnych, niezależnie od systemu operacyjnego</text:p>
      <text:p text:style-name="wypunktowanie"><text:span text:style-name="T2">adres nieroutowalny</text:span> – adres IP który jest pomijany przy routingu w sieci Internet (np. sieci <text:s/>192.168.0.0 czy 10.0.0.0), mający zastosowanie w tworzeniu sieci lokalnych LA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621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8-10T13:09:02</meta:creation-date>
    <dc:creator>Daniel Dettlaff</dc:creator>
    <dc:date>2008-09-10T00:17:28</dc:date>
    <meta:editing-cycles>19</meta:editing-cycles>
    <meta:editing-duration>PT57M1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6" meta:word-count="184" meta:character-count="1417"/>
  </office:meta>
</office:document-meta>
</file>